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2024-01-03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2023-01-16 1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5704" calcext:value-type="float">
            <text:p>48.6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2022-01-19 0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22" calcext:value-type="float">
            <text:p>48.0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2021-03-15 1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9072" calcext:value-type="float">
            <text:p>47.4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2020-01-06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2019-01-07 1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2018-01-08 1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2017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2016-08-15 1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2016-01-04 1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2015-01-05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201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201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201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201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201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200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200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2007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2006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7296" calcext:value-type="float">
            <text:p>43.8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2005-01-12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200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200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200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200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200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199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0488" calcext:value-type="float">
            <text:p>44.2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1998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1997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6688" calcext:value-type="float">
            <text:p>44.3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1996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7496" calcext:value-type="float">
            <text:p>45.4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199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199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199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199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199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4584" calcext:value-type="float">
            <text:p>43.5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199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3808" calcext:value-type="float">
            <text:p>44.1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1989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1988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1987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1986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198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198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198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198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198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198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1979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1978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1977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1976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197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197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197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197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197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197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196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MM572</text:p>
          </table:table-cell>
          <table:table-cell office:value-type="string" calcext:value-type="string">
            <text:p>1968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